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ublishingTestExecutionListenerIntegrationTests.close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IntegrationTests.prepareTestInstanc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PublishingTestExecutionListenerIntegrationTests.afterTestMetho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ventListenerConfiguration.afterTestExecution( AfterTestExecu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IntegrationTests.beforeTestMethodAnnotationWithFail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TestEventComponent.beforeTestMethodWithAsyncFailure( BeforeTestMetho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ventListenerConfiguration.asyncTestEven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IntegrationTests.beforeTestClas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ventListenerConfiguration.beforeTestMethodWithFailure( BeforeTestMetho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ventListenerConfiguration.beforeTestClass( BeforeTestClas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TestCase.standar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EventListenerConfiguration.afterTestMethod( AfterTestMetho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ventListenerConfiguration.get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IntegrationTests.beforeTestMethodAnnotationWithFailing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PublishingTestExecutionListenerIntegrationTests.beforeTestMetho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ventListenerConfiguration.prepareTestInstance( PrepareTestInstanc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IntegrationTests.beforeTestExecution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PublishingTestExecutionListenerIntegrationTests.beforeTestMethodAnnotationWithFailingAsync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EventListenerConfiguration.getAsync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ventListenerConfiguration.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TestEventComponent.AsyncTestEventComponent( TestExecu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IntegrationTests.afterTestExecution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PublishingTestExecutionListenerIntegrationTests.afterTestClas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ampleTestCase.traceabl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EventListenerConfiguration.beforeTestExecution( BeforeTestExecu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ventListenerConfiguration.afterTestClass( AfterTestClassEvent afterTestClass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TestCase.testWithFailing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EventListenerConfiguration.beforeTestMethod( BeforeTestMetho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AsyncUncaughtExceptionHandler.handleUncaughtException( Throwable exception , Method method ,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ampleTestCase.testWithFailingAsync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